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215a35" officeooo:paragraph-rsid="00215a35"/>
    </style:style>
    <style:style style:name="P2" style:family="paragraph" style:parent-style-name="Text_20_body">
      <style:text-properties officeooo:rsid="00220942" officeooo:paragraph-rsid="00220942"/>
    </style:style>
    <style:style style:name="P3" style:family="paragraph" style:parent-style-name="Standard">
      <style:text-properties officeooo:rsid="001d4a73" officeooo:paragraph-rsid="001d4a73"/>
    </style:style>
    <style:style style:name="P4" style:family="paragraph" style:parent-style-name="Standard">
      <style:text-properties officeooo:rsid="001daa7c" officeooo:paragraph-rsid="001daa7c"/>
    </style:style>
    <style:style style:name="P5" style:family="paragraph" style:parent-style-name="Standard">
      <style:text-properties officeooo:rsid="0022b027" officeooo:paragraph-rsid="0022b027"/>
    </style:style>
    <style:style style:name="P6" style:family="paragraph" style:parent-style-name="Heading_20_1">
      <style:text-properties officeooo:rsid="00220942" officeooo:paragraph-rsid="00220942"/>
    </style:style>
    <style:style style:name="P7" style:family="paragraph" style:parent-style-name="Heading_20_1">
      <style:text-properties officeooo:rsid="00215a35" officeooo:paragraph-rsid="00215a35"/>
    </style:style>
    <style:style style:name="P8" style:family="paragraph" style:parent-style-name="Heading_20_1">
      <style:text-properties officeooo:rsid="001df65b" officeooo:paragraph-rsid="001df65b"/>
    </style:style>
    <style:style style:name="P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4454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91_3626069214" text:style-name="Index_20_Link" text:visited-style-name="Index_20_Link">Portas<text:tab/>1</text:a></text:p>
          <text:p text:style-name="P9"><text:a xlink:type="simple" xlink:href="#__RefHeading___Toc109_625529348" text:style-name="Index_20_Link" text:visited-style-name="Index_20_Link">Netbeans: Glassfish não aparece o domínio na hora de adicionar o servidor<text:tab/>1</text:a></text:p>
          <text:p text:style-name="P9"><text:a xlink:type="simple" xlink:href="#__RefHeading___Toc107_625529348" text:style-name="Index_20_Link" text:visited-style-name="Index_20_Link">Glassfish nao inicia pelo netbeans e dá mensagem de porta em uso<text:tab/>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6" text:outline-level="1"><text:bookmark-start text:name="__RefHeading___Toc91_3626069214"/>Portas<text:bookmark-end text:name="__RefHeading___Toc91_3626069214"/></text:h>
      <text:p text:style-name="P2">localhost:8080</text:p>
      <text:p text:style-name="P5"><text:span text:style-name="T1">Administrator port:</text:span> <text:a xlink:type="simple" xlink:href="http://localhost:4848/" text:style-name="Internet_20_link" text:visited-style-name="Visited_20_Internet_20_Link">http://localhost:4848/</text:a></text:p>
      <text:p text:style-name="P5"/>
      <text:p text:style-name="P5"/>
      <text:p text:style-name="Standard"/>
      <text:h text:style-name="P7" text:outline-level="1"><text:bookmark-start text:name="__RefHeading___Toc109_625529348"/>Netbeans: Glassfish não aparece o domínio na hora de adicionar o servidor<text:bookmark-end text:name="__RefHeading___Toc109_625529348"/></text:h>
      <text:p text:style-name="P1">Vá na pasta de instalação dê permissão total.</text:p>
      <text:p text:style-name="P1">Obs: Eu tinha tudo na mesma pasta "netbeans, glassfish e tomcat", dei permissão total para a pasta onde os três estavam, com isso consegui adicionar o server e apareceu o domínio "domain1" (padrão do glassfish) no netbeans.</text:p>
      <text:p text:style-name="Standard"/>
      <text:h text:style-name="P8" text:outline-level="1"><text:bookmark-start text:name="__RefHeading___Toc107_625529348"/>Glassfish nao inicia pelo netbeans e dá mensagem de porta em uso<text:bookmark-end text:name="__RefHeading___Toc107_625529348"/></text:h>
      <text:p text:style-name="P3">C:\Program Files\NetBeans_6.9.1\glassfish-3.0.1\glassfish\bin\asadmin.bat</text:p>
      <text:p text:style-name="P3">bd -&gt; Run as administrator</text:p>
      <text:p text:style-name="P4">start-domain (aguarde startar)</text:p>
      <text:p text:style-name="P4">stop-domain</text:p>
      <text:p text:style-name="P3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55S</meta:editing-duration>
    <meta:editing-cycles>13</meta:editing-cycles>
    <meta:generator>LibreOffice/5.3.7.2.0$Linux_X86_64 LibreOffice_project/30$Build-2</meta:generator>
    <dc:date>2017-12-29T10:15:38.428894100</dc:date>
    <meta:document-statistic meta:table-count="0" meta:image-count="0" meta:object-count="0" meta:page-count="1" meta:paragraph-count="15" meta:word-count="116" meta:character-count="773" meta:non-whitespace-character-count="672"/>
    <meta:user-defined meta:name="Info 1"/>
    <meta:user-defined meta:name="Info 2"/>
    <meta:user-defined meta:name="Info 3"/>
    <meta:user-defined meta:name="Info 4"/>
  </office:meta>
</office:document-meta>
</file>